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text-align="justify" style:justify-single-word="false"/>
      <style:text-properties fo:font-size="13pt" style:font-size-asian="13pt" style:font-size-complex="13pt"/>
    </style:style>
    <style:style style:name="P24" style:family="paragraph" style:parent-style-name="Text_20_body">
      <style:paragraph-properties fo:text-align="justify" style:justify-single-word="false"/>
    </style:style>
    <style:style style:name="P25" style:family="paragraph" style:parent-style-name="Contents_20_1">
      <style:paragraph-properties>
        <style:tab-stops>
          <style:tab-stop style:position="16.4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Heading_20_1">
      <style:text-properties fo:font-size="15pt" style:font-size-asian="15pt" style:font-size-complex="15pt"/>
    </style:style>
    <style:style style:name="P28" style:family="paragraph" style:parent-style-name="Heading_20_1">
      <style:text-properties fo:font-size="15pt" style:font-name-asian="ArialMT" style:font-size-asian="15pt" style:font-name-complex="ArialMT" style:font-size-complex="15pt"/>
    </style:style>
    <style:style style:name="P29" style:family="paragraph" style:parent-style-name="Heading_20_1">
      <style:text-properties style:font-name-asian="ArialMT" style:font-name-complex="ArialMT"/>
    </style:style>
    <style:style style:name="P30" style:family="paragraph" style:parent-style-name="Heading_20_1">
      <style:paragraph-properties fo:break-before="page"/>
      <style:text-properties fo:font-size="15pt" style:font-size-asian="15pt" style:font-size-complex="15pt"/>
    </style:style>
    <style:style style:name="P31" style:family="paragraph" style:parent-style-name="Heading_20_2">
      <style:text-properties fo:font-size="13pt" style:font-size-asian="13pt" style:font-size-complex="13pt"/>
    </style:style>
    <style:style style:name="P32" style:family="paragraph" style:parent-style-name="Heading_20_2">
      <style:text-properties fo:font-size="13pt" style:font-name-asian="ArialMT" style:font-size-asian="13pt" style:font-name-complex="ArialMT" style:font-size-complex="13pt"/>
    </style:style>
    <style:style style:name="P33"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3 Gennaio 2008</text:p>
          </table:table-cell>
        </table:table-row>
        <table:table-row>
          <table:table-cell table:style-name="Tabella4.A2" office:value-type="string">
            <text:p text:style-name="P8">Documento Esterno - Formale <text:s/>- v0.0</text:p>
          </table:table-cell>
          <table:table-cell table:style-name="Tabella4.B2" office:value-type="string">
            <text:p text:style-name="P9">Specifica_tecnica.pdf</text:p>
          </table:table-cell>
        </table:table-row>
      </table:table>
      <text:p text:style-name="P14"/>
      <text:p text:style-name="P14"/>
      <text:p text:style-name="P15">Redazione:</text:p>
      <text:p text:style-name="P17"><text:tab/><text:tab/><text:tab/>Davide Compagni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2" office:value-type="string">
            <text:p text:style-name="P22">1.0</text:p>
          </table:table-cell>
          <table:table-cell table:style-name="Tabella2.B2" office:value-type="string">
            <text:p text:style-name="P22">23/01/08</text:p>
          </table:table-cell>
          <table:table-cell table:style-name="Tabella2.B2" office:value-type="string">
            <text:p text:style-name="P10">Prima Stesur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soft-page-break/>Sommario</text:p>
      <text:p text:style-name="Text_20_body">Questo documento ha il fine di illustrare le scelte tecniche, tecnologiche ed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25">1Introduzione <text:tab/>3</text:p>
          <text:p text:style-name="P26">1.1Scopo del documento <text:tab/>3</text:p>
          <text:p text:style-name="P26">1.2Scopo del prodotto<text:tab/>3</text:p>
          <text:p text:style-name="P26">1.3Glossario <text:tab/>4</text:p>
          <text:p text:style-name="P25">2Definizione del prodotto <text:tab/>4</text:p>
          <text:p text:style-name="P26">2.1Metodo e formalismo di specifica <text:tab/>4</text:p>
          <text:p text:style-name="P26">2.2Primo livello di decomposizione architetturale <text:tab/>4</text:p>
          <text:p text:style-name="P25">3Descrizione package<text:tab/>4</text:p>
          <text:p text:style-name="P25">9Stime di fattibilità e bisogno di risorse <text:tab/>4</text:p>
          <text:p text:style-name="P26">9.1Occupazione di memoria virtuale <text:tab/>4</text:p>
          <text:p text:style-name="P25">10Tracciamento componenti – requisiti <text:tab/>4</text:p>
        </text:index-body>
      </text:table-of-content>
      <text:p text:style-name="P16"/>
      <text:h text:style-name="P30" text:outline-level="1">Introduzione </text:h>
      <text:h text:style-name="P31" text:outline-level="2">Scopo del documento </text:h>
      <text:p text:style-name="P24">Tale documento analizza lo scenario applicativo e definisce l'architettura generale del progetto, finalizzandone gli aspetti tecnici, operativi ed implementativi affinché si possa passare ad una progettazione di dettaglio e quindi finire alla programmazione vera e propria.</text:p>
      <text:h text:style-name="P31" text:outline-level="2">Scopo del prodotto</text:h>
      <text:p text:style-name="P23">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text:p>
      <text:h text:style-name="P31" text:outline-level="2"><text:soft-page-break/>Glossario </text:h>
      <text:h text:style-name="P27" text:outline-level="1">Definizione del prodotto </text:h>
      <text:h text:style-name="P32" text:outline-level="2">Metodo e formalismo di specifica </text:h>
      <text:h text:style-name="P32" text:outline-level="2">Primo livello di decomposizione architetturale </text:h>
      <text:h text:style-name="P28" text:outline-level="1">Descrizione package</text:h>
      <text:h text:style-name="P29" text:outline-level="1"/>
      <text:h text:style-name="P29" text:outline-level="1"/>
      <text:h text:style-name="P29" text:outline-level="1"/>
      <text:h text:style-name="P29" text:outline-level="1"/>
      <text:h text:style-name="P29" text:outline-level="1"/>
      <text:h text:style-name="P29" text:outline-level="1">Stime di fattibilità e bisogno di risorse </text:h>
      <text:h text:style-name="P32" text:outline-level="2">Occupazione di memoria virtuale </text:h>
      <text:h text:style-name="P29" text:outline-level="1">Tracciamento componenti – requisiti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3T22:00:16</dc:date>
    <meta:print-date>2005-11-30T16:25:56</meta:print-date>
    <meta:editing-cycles>402</meta:editing-cycles>
    <meta:editing-duration>P2DT3H14M42S</meta:editing-duration>
    <meta:user-defined meta:name="Info 1"/>
    <meta:user-defined meta:name="Info 2"/>
    <meta:user-defined meta:name="Info 3"/>
    <meta:user-defined meta:name="Info 4"/>
    <meta:document-statistic meta:table-count="4" meta:image-count="1" meta:object-count="0" meta:page-count="4" meta:paragraph-count="60" meta:word-count="266" meta:character-count="1977"/>
  </office:meta>
</office:document-meta>
</file>